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slave.pde */</text:p>
      <text:p text:style-name="P3"/>
      <text:p text:style-name="P3">void InitSlavePins()</text:p>
      <text:p text:style-name="P3">{</text:p>
      <text:p text:style-name="P3"><text:s text:c="4"/>byte x;</text:p>
      <text:p text:style-name="P3"><text:s text:c="4"/></text:p>
      <text:p text:style-name="P3"><text:s text:c="4"/>for(x=0; x&lt;NUM_SLAVE_PINS; x++)</text:p>
      <text:p text:style-name="P3"><text:s text:c="8"/>SendToSlave(ss[x].pin, LOW);</text:p>
      <text:p text:style-name="P3">}</text:p>
      <text:p text:style-name="P3"/>
      <text:p text:style-name="P3">/* Send a command to the slave arduino to turn a pin on or off. */</text:p>
      <text:p text:style-name="P3">/* One way communication. */</text:p>
      <text:p text:style-name="P3">/* Keep an array of structures to mirror the state of the pins */</text:p>
      <text:p text:style-name="P3">/* for use here on the master. */</text:p>
      <text:p text:style-name="P3">/* The data is in the format: <text:s/>slave pin number : high or low */</text:p>
      <text:p text:style-name="P3">/* InitSlavePin() must be called first to initialize the array. */</text:p>
      <text:p text:style-name="P3"/>
      <text:p text:style-name="P3">void SendToSlave(byte pin, boolean newstate)</text:p>
      <text:p text:style-name="P3">{</text:p>
      <text:p text:style-name="P3"><text:s text:c="4"/>byte ssidx;</text:p>
      <text:p text:style-name="P3"/>
      <text:p text:style-name="P3"><text:s text:c="4"/>ssidx = FindSlaveIdx(pin);</text:p>
      <text:p text:style-name="P3"/>
      <text:p text:style-name="P3"><text:s text:c="4"/>/* Take care of the elapsed millis. */</text:p>
      <text:p text:style-name="P3"><text:s text:c="4"/>/* The elapsed millis is used for in the log record */</text:p>
      <text:p text:style-name="P3"><text:s text:c="4"/>/* in server.pde. */</text:p>
      <text:p text:style-name="P3"><text:s text:c="4"/>if(ss[ssidx].state == LOW &amp;&amp; newstate == HIGH)</text:p>
      <text:p text:style-name="P3"><text:s text:c="8"/>ss[ssidx].start_millis = millis();</text:p>
      <text:p text:style-name="P3"><text:s text:c="4"/>if(ss[ssidx].state == HIGH)</text:p>
      <text:p text:style-name="P3"><text:s text:c="4"/>{</text:p>
      <text:p text:style-name="P3"><text:s text:c="8"/>ss[ssidx].elapsed_millis += millis() - ss[ssidx].start_millis;</text:p>
      <text:p text:style-name="P3"><text:s text:c="8"/>ss[ssidx].start_millis = millis();</text:p>
      <text:p text:style-name="P3"><text:s text:c="4"/>}</text:p>
      <text:p text:style-name="P3"><text:s text:c="4"/>/* No need to do anything more if the state has not changed. */</text:p>
      <text:p text:style-name="P3"><text:s text:c="4"/>if(ss[ssidx].state == newstate)</text:p>
      <text:p text:style-name="P3"><text:s text:c="8"/>return;</text:p>
      <text:p text:style-name="P3"><text:s text:c="4"/>ss[ssidx].state = newstate;</text:p>
      <text:p text:style-name="P3"><text:s text:c="4"/>Wire.beginTransmission(SLAVE_ADDRESS);</text:p>
      <text:p text:style-name="P3"><text:s text:c="4"/>Wire.send(pin);</text:p>
      <text:p text:style-name="P3"><text:s text:c="4"/>Wire.send(colon);</text:p>
      <text:p text:style-name="P3"><text:s text:c="4"/>Wire.send(newstate);</text:p>
      <text:p text:style-name="P3"><text:s text:c="4"/>Wire.endTransmission();</text:p>
      <text:p text:style-name="P3"><text:s text:c="4"/>/* Need at least 100msec delay between */</text:p>
      <text:p text:style-name="P3"><text:s text:c="4"/>/* sending data or the second communication */</text:p>
      <text:p text:style-name="P3"><text:s text:c="4"/>/* does not work. */</text:p>
      <text:p text:style-name="P3"><text:s text:c="4"/>/* If anything is going on at the slave then increase */</text:p>
      <text:p text:style-name="P3"><text:s text:c="4"/>/* the delay or chars get lost. Min 50ms if nothing */</text:p>
      <text:p text:style-name="P3"><text:s text:c="4"/>/* running on the slave. */</text:p>
      <text:p text:style-name="P3"><text:s text:c="4"/>delay(100);</text:p>
      <text:p text:style-name="P3">}</text:p>
      <text:p text:style-name="P3"/>
      <text:p text:style-name="P3">/* Find the slave pin in the ss array of slave pins. */</text:p>
      <text:p text:style-name="P3">/* Return index into the array. */</text:p>
      <text:p text:style-name="P3"><text:soft-page-break/>/* If not found then set it. */</text:p>
      <text:p text:style-name="P3"/>
      <text:p text:style-name="P3">byte FindSlaveIdx(byte pin)</text:p>
      <text:p text:style-name="P3">{</text:p>
      <text:p text:style-name="P3"><text:s text:c="4"/>byte x;</text:p>
      <text:p text:style-name="P3"><text:s text:c="4"/>boolean found=false;</text:p>
      <text:p text:style-name="P3"/>
      <text:p text:style-name="P3"><text:s text:c="4"/>for(x=0; x&lt;NUM_SLAVE_PINS &amp;&amp; ss[x].pin; x++)</text:p>
      <text:p text:style-name="P3"><text:s text:c="8"/>if(ss[x].pin == pin)</text:p>
      <text:p text:style-name="P3"><text:s text:c="8"/>{</text:p>
      <text:p text:style-name="P3"><text:s text:c="12"/>found = true;</text:p>
      <text:p text:style-name="P3"><text:s text:c="12"/>break;</text:p>
      <text:p text:style-name="P3"><text:s text:c="8"/>}</text:p>
      <text:p text:style-name="P3"><text:s text:c="4"/>if(found == false)</text:p>
      <text:p text:style-name="P3"><text:s text:c="8"/>ErrorString = "NoPin";</text:p>
      <text:p text:style-name="P3"><text:s text:c="4"/>return(x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slave.odt</text:file-name> <text:s/><text:date style:data-style-name="N37" text:date-value="2009-12-02T19:28:46.77">12/02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28:46.57</dc:date>
    <dc:creator>Richard Hollabaugh</dc:creator>
    <meta:editing-duration>PT00H20M12S</meta:editing-duration>
    <meta:editing-cycles>12</meta:editing-cycles>
    <meta:generator>OpenOffice.org/3.0$Win32 OpenOffice.org_project/300m15$Build-9379</meta:generator>
    <meta:document-statistic meta:table-count="0" meta:image-count="0" meta:object-count="0" meta:page-count="2" meta:paragraph-count="64" meta:word-count="281" meta:character-count="1876"/>
  </office:meta>
</office:document-meta>
</file>